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asAuthenticator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enticator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enticator.setAuthenticationService( AuthenticationService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asAuthenticator.authenticate( Object credenti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asAuthenticator.set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